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P1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2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.905cm" svg:height="1.816cm" svg:x="1.889cm" svg:y="1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905cm" svg:height="2.07cm" svg:x="3.032cm" svg:y="2.599cm">
          <text:p text:style-name="P2"><text:span text:style-name="T1">AWS</text:span><text:span text:style-name="T1"><text:line-break/></text:span><text:span text:style-name="T1">Aurora</text:span><text:span text:style-name="T1"><text:line-break/></text:span><text:span text:style-name="T1">Postgres</text:span><text:span text:style-name="T1"><text:line-break/></text:span><text:span text:style-name="T1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5-12T10:31:04.806116380</dc:date>
    <meta:editing-duration>PT2H33M58S</meta:editing-duration>
    <meta:editing-cycles>44</meta:editing-cycles>
    <meta:generator>LibreOffice/6.0.7.3$Linux_X86_64 LibreOffice_project/00m0$Build-3</meta:generator>
    <meta:document-statistic meta:object-count="3"/>
  </office:meta>
</office:document-meta>
</file>